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RASP 1</text:p>
          </table:table-cell>
          <table:table-cell office:value-type="string" calcext:value-type="string">
            <text:p>GRASP 2</text:p>
          </table:table-cell>
          <table:table-cell office:value-type="string" calcext:value-type="string">
            <text:p>GRAS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1675000" calcext:value-type="float">
            <text:p>1911675000</text:p>
          </table:table-cell>
          <table:table-cell table:number-columns-repeated="2" office:value-type="float" office:value="488663000" calcext:value-type="float">
            <text:p>488663000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25487153000" calcext:value-type="float">
            <text:p>125487153000</text:p>
          </table:table-cell>
          <table:table-cell table:number-columns-repeated="2" office:value-type="float" office:value="98506211000" calcext:value-type="float">
            <text:p>98506211000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29488406000" calcext:value-type="float">
            <text:p>129488406000</text:p>
          </table:table-cell>
          <table:table-cell table:number-columns-repeated="2" office:value-type="float" office:value="71500026000" calcext:value-type="float">
            <text:p>71500026000</text:p>
          </table:table-cell>
        </table:table-row>
        <table:table-row table:style-name="ro1">
          <table:table-cell office:value-type="string" calcext:value-type="string">
            <text:p>0.75k</text:p>
          </table:table-cell>
          <table:table-cell office:value-type="float" office:value="120265168000" calcext:value-type="float">
            <text:p>120265168000</text:p>
          </table:table-cell>
          <table:table-cell table:number-columns-repeated="2" office:value-type="float" office:value="117570152000" calcext:value-type="float">
            <text:p>1175701520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6177682000" calcext:value-type="float">
            <text:p>116177682000</text:p>
          </table:table-cell>
          <table:table-cell table:number-columns-repeated="2" office:value-type="float" office:value="139108347000" calcext:value-type="float">
            <text:p>13910834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23" meta:object-count="0"/>
  </office:meta>
</office:document-meta>
</file>